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23fb"/>
    </style:style>
    <style:style style:name="P2" style:family="paragraph" style:parent-style-name="Standard">
      <style:text-properties fo:font-size="14pt" fo:font-weight="bold" officeooo:paragraph-rsid="001b23f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c5bea"/>
    </style:style>
    <style:style style:name="T1" style:family="text">
      <style:text-properties officeooo:rsid="00203c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машнее задание </text:p>
      <text:p text:style-name="P2"/>
      <text:p text:style-name="P1">Условие: 1. Создать два произвольных файла. </text:p>
      <text:p text:style-name="P1"><text:tab/>root@ovz1:~/homework/hw3# touch file1 file2</text:p>
      <text:p text:style-name="P1"/>
      <text:p text:style-name="P3"><text:tab/>Первому присвоить права на чтение и запись для владельца и группы, только на <text:tab/>чтение — для всех. Сделать это в численном и символьном виде. </text:p>
      <text:p text:style-name="P1"><text:tab/>root@ovz1:~/homework/hw3# chmod u=rw,g=rw,o=r file1</text:p>
      <text:p text:style-name="P1"><text:tab/>root@ovz1:~/homework/hw3# chmod -R 664 file1</text:p>
      <text:p text:style-name="P1"/>
      <text:p text:style-name="P1"><text:tab/>Второму присвоить права на чтение и запись только для владельца. </text:p>
      <text:p text:style-name="P1"><text:tab/>root@ovz1:~/homework/hw3# chmod u=rw,g-r,o-r file2</text:p>
      <text:p text:style-name="P1"><text:tab/>root@ovz1:~/homework/hw3# chmod -R 600 file2</text:p>
      <text:p text:style-name="P1"/>
      <text:p text:style-name="P1"><text:tab/>root@ovz1:~/homework/hw3# ls -l</text:p>
      <text:p text:style-name="P1"><text:tab/><text:tab/>total 0</text:p>
      <text:p text:style-name="P1"><text:tab/><text:tab/>-rw-rw-r-- 1 root root 0 Feb <text:s/>4 21:31 file1</text:p>
      <text:p text:style-name="P1"><text:tab/><text:tab/>-rw------- 1 root root 0 Feb <text:s/>4 21:31 file2</text:p>
      <text:p text:style-name="P1"/>
      <text:p text:style-name="P1">2. Назначить новых владельца и группу для директории целиком.</text:p>
      <text:p text:style-name="P1"><text:tab/>root@ovz1:~# sudo chown testuser1:testuser1 ~/homework/hw3/dir</text:p>
      <text:p text:style-name="P1"/>
      <text:p text:style-name="P1"><text:tab/>root@ovz1:~/homework/hw3# ls -l</text:p>
      <text:p text:style-name="P1"><text:tab/>total 4</text:p>
      <text:p text:style-name="P1"><text:tab/>drwxr-xr-x 2 testuser1 testuser1 4096 Feb <text:s/>4 21:56 dir</text:p>
      <text:p text:style-name="P1"><text:tab/>-rw-rw-r-- 1 root <text:s text:c="5"/>root <text:s text:c="8"/>0 Feb <text:s/>4 21:31 file1</text:p>
      <text:p text:style-name="P1"><text:tab/>-rw------- 1 root <text:s text:c="5"/>root <text:s text:c="8"/>0 Feb <text:s/>4 21:31 file2</text:p>
      <text:p text:style-name="P1"/>
      <text:p text:style-name="P1">3. Управление пользователями:</text:p>
      <text:p text:style-name="P1"/>
      <text:p text:style-name="P1">● создать пользователя, используя утилиту useradd и adduser; </text:p>
      <text:p text:style-name="P1"><text:tab/>root@ovz1:~/homework/hw3# useradd -s /bin/bash -m -d /home/testuser testuser</text:p>
      <text:p text:style-name="P1"><text:tab/>root@ovz1:~/homework/hw3# sudo passwd testuser</text:p>
      <text:p text:style-name="P1"><text:tab/>New password: </text:p>
      <text:p text:style-name="P1"><text:tab/>Retype new password: </text:p>
      <text:p text:style-name="P1"><text:tab/>passwd: password updated successfully</text:p>
      <text:p text:style-name="P1"/>
      <text:p text:style-name="P1"><text:tab/>root@ovz1:~/homework/hw3# adduser testuser2</text:p>
      <text:p text:style-name="P1"><text:tab/>passwd: password updated successfully</text:p>
      <text:p text:style-name="P1"><text:tab/>Changing the user information for testuser2</text:p>
      <text:p text:style-name="P1"><text:tab/>Enter the new value, or press ENTER for the default</text:p>
      <text:p text:style-name="P1"><text:s text:c="8"/><text:tab/>Full Name []: 123</text:p>
      <text:p text:style-name="P1"><text:s text:c="8"/><text:tab/>Room Number []: 123</text:p>
      <text:p text:style-name="P1"><text:s text:c="8"/><text:tab/>Work Phone []: 123</text:p>
      <text:p text:style-name="P1"><text:s text:c="8"/><text:tab/>Home Phone []: 123</text:p>
      <text:p text:style-name="P1"><text:s text:c="8"/><text:tab/>Other []: 123</text:p>
      <text:p text:style-name="P1"><text:tab/>Is the information correct? [Y/n] Y</text:p>
      <text:p text:style-name="P1"/>
      <text:p text:style-name="P1">● удалить пользователя, используя утилиту userdel. </text:p>
      <text:p text:style-name="P1"><text:tab/>root@ovz1:~/homework/hw3# userdel testuser2</text:p>
      <text:p text:style-name="P1"/>
      <text:p text:style-name="P1">4. Управление группами:</text:p>
      <text:p text:style-name="P1"><text:soft-page-break/></text:p>
      <text:p text:style-name="P1">● создать группу с использованием утилит groupadd и addgroup; </text:p>
      <text:p text:style-name="P1"><text:tab/>root@ovz1:~/homework/hw3# sudo groupadd testgroup1</text:p>
      <text:p text:style-name="P1"><text:tab/>root@ovz1:~/homework/hw3# sudo addgroup testgroup2</text:p>
      <text:p text:style-name="P1"><text:tab/>Adding group `testgroup2' (GID 1003) ...</text:p>
      <text:p text:style-name="P1"><text:tab/>Done.</text:p>
      <text:p text:style-name="P1"><text:tab/> root@ovz1:~/homework/hw3# sudo groupadd -g 1054 testgroup3</text:p>
      <text:p text:style-name="P1"/>
      <text:p text:style-name="P1"><text:tab/>testgroup1:x:1002:</text:p>
      <text:p text:style-name="P1"><text:tab/>testgroup2:x:1003:</text:p>
      <text:p text:style-name="P1"><text:tab/>testgroup3:x:1054:</text:p>
      <text:p text:style-name="P1"/>
      <text:p text:style-name="P1">● попрактиковаться в смене групп у пользователей; </text:p>
      <text:p text:style-name="P1"><text:tab/>root@ovz1:~/homework/hw3# usermod -g testgroup2 testuser1</text:p>
      <text:p text:style-name="P1"/>
      <text:p text:style-name="P1">● добавить пользователя в группу, не меняя основной; </text:p>
      <text:p text:style-name="P1"><text:tab/>root@ovz1:~/homework/hw3# usermod -aG testgroup3 testuser1</text:p>
      <text:p text:style-name="P1"/>
      <text:p text:style-name="P1">5. Создать пользователя с правами суперпользователя.</text:p>
      <text:p text:style-name="P1"><text:tab/>root@ovz1:~/homework/hw3# useradd -s /bin/bash -m -d /home/testuser4 testuser4</text:p>
      <text:p text:style-name="P1"><text:tab/>root@ovz1:~/homework/hw3# sudo passwd testuser4</text:p>
      <text:p text:style-name="P1"/>
      <text:p text:style-name="P1">Сделать так, чтобы sudo не требовал пароль для выполнения команд. </text:p>
      <text:p text:style-name="P1"><text:tab/># User privilege specification</text:p>
      <text:p text:style-name="P1"><text:tab/>root <text:s text:c="3"/>ALL=(ALL:ALL) ALL</text:p>
      <text:p text:style-name="P1"><text:tab/>testuser4 ALL=(ALL) NOPASSWD: ALL</text:p>
      <text:p text:style-name="P1"/>
      <text:p text:style-name="P1">6.* Используя дополнительные материалы, выдать одному из созданных пользователей право на выполнение ряда команд, требующих прав суперпользователя (команды выбираем на своё усмотрение). </text:p>
      <text:p text:style-name="P1"><text:tab/># User privilege specification</text:p>
      <text:p text:style-name="P1"><text:tab/>root <text:s text:c="3"/>ALL=(ALL:ALL) ALL</text:p>
      <text:p text:style-name="P1"><text:tab/>testuser ALL=(ALL:ALL) PASSWD: ALL, NOPASSWD: /bin/mc</text:p>
      <text:p text:style-name="P1"><text:tab/>testuser ALL=(ALL:ALL) PASSWD: ALL, NOPASSWD: /bin/vi</text:p>
      <text:p text:style-name="P1"><text:tab/>testuser ALL=(ALL:ALL) PASSWD: ALL, NOPASSWD: /bin/vim</text:p>
      <text:p text:style-name="P1"/>
      <text:p text:style-name="P1">7.* Создать группу developer и нескольких пользователей, входящих в неё. </text:p>
      <text:p text:style-name="P1"/>
      <text:p text:style-name="P1">Создать директорию для совместной работы. </text:p>
      <text:p text:style-name="P1"><text:tab/>root@ovz1:~/homework/hw3# mkdir developer</text:p>
      <text:p text:style-name="P1">Сделать так, чтобы созданные одними пользователями файлы могли изменять другие пользователи этой группы. </text:p>
      <text:p text:style-name="P1"><text:tab/>root@ovz1:~/homework/hw3/developer# chmod g+s <text:span text:style-name="T1">~</text:span>/homework/hw3/developer</text:p>
      <text:p text:style-name="P1"/>
      <text:p text:style-name="P1">8.* Создать в директории для совместной работы поддиректорию для обмена файлами, но чтобы удалять файлы могли только их создатели. </text:p>
      <text:p text:style-name="P1"/>
      <text:p text:style-name="P1">9.* Создать директорию, в которой есть несколько файлов. </text:p>
      <text:p text:style-name="P1"/>
      <text:p text:style-name="P1">Сделать так, чтобы открыть файлы можно было, только зная имя файла, а через ls список файлов посмотреть было нельзя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8:22:39.043616427</meta:creation-date>
    <dc:date>2023-02-05T02:18:51.876244713</dc:date>
    <meta:editing-duration>PT1M28S</meta:editing-duration>
    <meta:editing-cycles>1</meta:editing-cycles>
    <meta:document-statistic meta:table-count="0" meta:image-count="0" meta:object-count="0" meta:page-count="2" meta:paragraph-count="74" meta:word-count="449" meta:character-count="3648" meta:non-whitespace-character-count="3116"/>
    <meta:generator>LibreOffice/7.3.7.2$Linux_X86_64 LibreOffice_project/30$Build-2</meta:generator>
  </office:meta>
</office:document-meta>
</file>